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Phi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n(2Phi/2)^2</text:p>
          </table:table-cell>
          <table:table-cell office:value-type="string" calcext:value-type="string">
            <text:p>h2k2l2</text:p>
          </table:table-cell>
          <table:table-cell office:value-type="string" calcext:value-type="string">
            <text:p>h2k2l2 roun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7.3473" calcext:value-type="float">
            <text:p>27.3473</text:p>
          </table:table-cell>
          <table:table-cell office:value-type="float" office:value="0.0003" calcext:value-type="float">
            <text:p>0.0003</text:p>
          </table:table-cell>
          <table:table-cell table:formula="of:=SIN(RADIANS([.A2]/2))^2" office:value-type="float" office:value="0.0558808519984954" calcext:value-type="float">
            <text:p>0.055880852</text:p>
          </table:table-cell>
          <table:table-cell table:formula="of:=[.C2]/[.$B$23]" office:value-type="float" office:value="2.99894850872533" calcext:value-type="float">
            <text:p>2.9989485087</text:p>
          </table:table-cell>
          <table:table-cell table:formula="of:=ROUND([.D2])" office:value-type="float" office:value="3" calcext:value-type="float">
            <text:p>3</text:p>
          </table:table-cell>
          <table:table-cell table:formula="of:=SQRT(0.25*[.E2]/[.C2]*[.$B$24]^2)" office:value-type="float" office:value="0.564387958858998" calcext:value-type="float">
            <text:p>0.5643879589</text:p>
          </table:table-cell>
        </table:table-row>
        <table:table-row table:style-name="ro1">
          <table:table-cell office:value-type="float" office:value="31.6868" calcext:value-type="float">
            <text:p>31.6868</text:p>
          </table:table-cell>
          <table:table-cell office:value-type="float" office:value="0.0001" calcext:value-type="float">
            <text:p>0.0001</text:p>
          </table:table-cell>
          <table:table-cell table:formula="of:=SIN(RADIANS([.A3]/2))^2" office:value-type="float" office:value="0.0745339265891522" calcext:value-type="float">
            <text:p>0.0745339266</text:p>
          </table:table-cell>
          <table:table-cell table:formula="of:=[.C3]/[.$B$23]" office:value-type="float" office:value="4" calcext:value-type="float">
            <text:p>4</text:p>
          </table:table-cell>
          <table:table-cell table:formula="of:=ROUND([.D3])" office:value-type="float" office:value="4" calcext:value-type="float">
            <text:p>4</text:p>
          </table:table-cell>
          <table:table-cell table:formula="of:=SQRT(0.25*[.E3]/[.C3]*[.$B$24]^2)" office:value-type="float" office:value="0.564289042021678" calcext:value-type="float">
            <text:p>0.564289042</text:p>
          </table:table-cell>
        </table:table-row>
        <table:table-row table:style-name="ro1">
          <table:table-cell office:value-type="float" office:value="45.4307" calcext:value-type="float">
            <text:p>45.4307</text:p>
          </table:table-cell>
          <table:table-cell office:value-type="float" office:value="0.0003" calcext:value-type="float">
            <text:p>0.0003</text:p>
          </table:table-cell>
          <table:table-cell table:formula="of:=SIN(RADIANS([.A4]/2))^2" office:value-type="float" office:value="0.149114281392667" calcext:value-type="float">
            <text:p>0.1491142814</text:p>
          </table:table-cell>
          <table:table-cell table:formula="of:=[.C4]/[.$B$23]" office:value-type="float" office:value="8.00249165535679" calcext:value-type="float">
            <text:p>8.0024916554</text:p>
          </table:table-cell>
          <table:table-cell table:formula="of:=ROUND([.D4])" office:value-type="float" office:value="8" calcext:value-type="float">
            <text:p>8</text:p>
          </table:table-cell>
          <table:table-cell table:formula="of:=SQRT(0.25*[.E4]/[.C4]*[.$B$24]^2)" office:value-type="float" office:value="0.564201186680115" calcext:value-type="float">
            <text:p>0.5642011867</text:p>
          </table:table-cell>
        </table:table-row>
        <table:table-row table:style-name="ro1">
          <table:table-cell office:value-type="float" office:value="53.8489" calcext:value-type="float">
            <text:p>53.8489</text:p>
          </table:table-cell>
          <table:table-cell office:value-type="float" office:value="0.0023" calcext:value-type="float">
            <text:p>0.0023</text:p>
          </table:table-cell>
          <table:table-cell table:formula="of:=SIN(RADIANS([.A5]/2))^2" office:value-type="float" office:value="0.205041630294728" calcext:value-type="float">
            <text:p>0.2050416303</text:p>
          </table:table-cell>
          <table:table-cell table:formula="of:=[.C5]/[.$B$23]" office:value-type="float" office:value="11.0039355057711" calcext:value-type="float">
            <text:p>11.0039355058</text:p>
          </table:table-cell>
          <table:table-cell table:formula="of:=ROUND([.D5])" office:value-type="float" office:value="11" calcext:value-type="float">
            <text:p>11</text:p>
          </table:table-cell>
          <table:table-cell table:formula="of:=SQRT(0.25*[.E5]/[.C5]*[.$B$24]^2)" office:value-type="float" office:value="0.564188125337045" calcext:value-type="float">
            <text:p>0.5641881253</text:p>
          </table:table-cell>
        </table:table-row>
        <table:table-row table:style-name="ro1">
          <table:table-cell office:value-type="float" office:value="56.4533" calcext:value-type="float">
            <text:p>56.4533</text:p>
          </table:table-cell>
          <table:table-cell office:value-type="float" office:value="0.0007" calcext:value-type="float">
            <text:p>0.0007</text:p>
          </table:table-cell>
          <table:table-cell table:formula="of:=SIN(RADIANS([.A6]/2))^2" office:value-type="float" office:value="0.223691761907874" calcext:value-type="float">
            <text:p>0.2236917619</text:p>
          </table:table-cell>
          <table:table-cell table:formula="of:=[.C6]/[.$B$23]" office:value-type="float" office:value="12.004829056755" calcext:value-type="float">
            <text:p>12.0048290568</text:p>
          </table:table-cell>
          <table:table-cell table:formula="of:=ROUND([.D6])" office:value-type="float" office:value="12" calcext:value-type="float">
            <text:p>12</text:p>
          </table:table-cell>
          <table:table-cell table:formula="of:=SQRT(0.25*[.E6]/[.C6]*[.$B$24]^2)" office:value-type="float" office:value="0.564175535286594" calcext:value-type="float">
            <text:p>0.5641755353</text:p>
          </table:table-cell>
        </table:table-row>
        <table:table-row table:style-name="ro1">
          <table:table-cell office:value-type="float" office:value="56.4538" calcext:value-type="float">
            <text:p>56.4538</text:p>
          </table:table-cell>
          <table:table-cell office:value-type="float" office:value="0.0007" calcext:value-type="float">
            <text:p>0.0007</text:p>
          </table:table-cell>
          <table:table-cell table:formula="of:=SIN(RADIANS([.A7]/2))^2" office:value-type="float" office:value="0.223695398467569" calcext:value-type="float">
            <text:p>0.2236953985</text:p>
          </table:table-cell>
          <table:table-cell table:formula="of:=[.C7]/[.$B$23]" office:value-type="float" office:value="12.005024219407" calcext:value-type="float">
            <text:p>12.0050242194</text:p>
          </table:table-cell>
          <table:table-cell table:formula="of:=ROUND([.D7])" office:value-type="float" office:value="12" calcext:value-type="float">
            <text:p>12</text:p>
          </table:table-cell>
          <table:table-cell table:formula="of:=SQRT(0.25*[.E7]/[.C7]*[.$B$24]^2)" office:value-type="float" office:value="0.564170949438238" calcext:value-type="float">
            <text:p>0.5641709494</text:p>
          </table:table-cell>
        </table:table-row>
        <table:table-row table:style-name="ro1">
          <table:table-cell office:value-type="float" office:value="66.2126" calcext:value-type="float">
            <text:p>66.2126</text:p>
          </table:table-cell>
          <table:table-cell office:value-type="float" office:value="0.0006" calcext:value-type="float">
            <text:p>0.0006</text:p>
          </table:table-cell>
          <table:table-cell table:formula="of:=SIN(RADIANS([.A8]/2))^2" office:value-type="float" office:value="0.298327961771943" calcext:value-type="float">
            <text:p>0.2983279618</text:p>
          </table:table-cell>
          <table:table-cell table:formula="of:=[.C8]/[.$B$23]" office:value-type="float" office:value="16.010317739807" calcext:value-type="float">
            <text:p>16.0103177398</text:p>
          </table:table-cell>
          <table:table-cell table:formula="of:=ROUND([.D8])" office:value-type="float" office:value="16" calcext:value-type="float">
            <text:p>16</text:p>
          </table:table-cell>
          <table:table-cell table:formula="of:=SQRT(0.25*[.E8]/[.C8]*[.$B$24]^2)" office:value-type="float" office:value="0.564107186610507" calcext:value-type="float">
            <text:p>0.5641071866</text:p>
          </table:table-cell>
        </table:table-row>
        <table:table-row table:style-name="ro1">
          <table:table-cell office:value-type="float" office:value="66.2128" calcext:value-type="float">
            <text:p>66.2128</text:p>
          </table:table-cell>
          <table:table-cell office:value-type="float" office:value="0.0006" calcext:value-type="float">
            <text:p>0.0006</text:p>
          </table:table-cell>
          <table:table-cell table:formula="of:=SIN(RADIANS([.A9]/2))^2" office:value-type="float" office:value="0.298329558833894" calcext:value-type="float">
            <text:p>0.2983295588</text:p>
          </table:table-cell>
          <table:table-cell table:formula="of:=[.C9]/[.$B$23]" office:value-type="float" office:value="16.0104034490684" calcext:value-type="float">
            <text:p>16.0104034491</text:p>
          </table:table-cell>
          <table:table-cell table:formula="of:=ROUND([.D9])" office:value-type="float" office:value="16" calcext:value-type="float">
            <text:p>16</text:p>
          </table:table-cell>
          <table:table-cell table:formula="of:=SQRT(0.25*[.E9]/[.C9]*[.$B$24]^2)" office:value-type="float" office:value="0.564105676677443" calcext:value-type="float">
            <text:p>0.5641056767</text:p>
          </table:table-cell>
        </table:table-row>
        <table:table-row table:style-name="ro1">
          <table:table-cell office:value-type="float" office:value="66.2133" calcext:value-type="float">
            <text:p>66.2133</text:p>
          </table:table-cell>
          <table:table-cell office:value-type="float" office:value="0.0006" calcext:value-type="float">
            <text:p>0.0006</text:p>
          </table:table-cell>
          <table:table-cell table:formula="of:=SIN(RADIANS([.A10]/2))^2" office:value-type="float" office:value="0.298333551499521" calcext:value-type="float">
            <text:p>0.2983335515</text:p>
          </table:table-cell>
          <table:table-cell table:formula="of:=[.C10]/[.$B$23]" office:value-type="float" office:value="16.0106177227991" calcext:value-type="float">
            <text:p>16.0106177228</text:p>
          </table:table-cell>
          <table:table-cell table:formula="of:=ROUND([.D10])" office:value-type="float" office:value="16" calcext:value-type="float">
            <text:p>16</text:p>
          </table:table-cell>
          <table:table-cell table:formula="of:=SQRT(0.25*[.E10]/[.C10]*[.$B$24]^2)" office:value-type="float" office:value="0.564101901887665" calcext:value-type="float">
            <text:p>0.5641019019</text:p>
          </table:table-cell>
        </table:table-row>
        <table:table-row table:style-name="ro1">
          <table:table-cell office:value-type="float" office:value="66.2137" calcext:value-type="float">
            <text:p>66.2137</text:p>
          </table:table-cell>
          <table:table-cell office:value-type="float" office:value="0.0007" calcext:value-type="float">
            <text:p>0.0007</text:p>
          </table:table-cell>
          <table:table-cell table:formula="of:=SIN(RADIANS([.A11]/2))^2" office:value-type="float" office:value="0.298336745643081" calcext:value-type="float">
            <text:p>0.2983367456</text:p>
          </table:table-cell>
          <table:table-cell table:formula="of:=[.C11]/[.$B$23]" office:value-type="float" office:value="16.010789142377" calcext:value-type="float">
            <text:p>16.0107891424</text:p>
          </table:table-cell>
          <table:table-cell table:formula="of:=ROUND([.D11])" office:value-type="float" office:value="16" calcext:value-type="float">
            <text:p>16</text:p>
          </table:table-cell>
          <table:table-cell table:formula="of:=SQRT(0.25*[.E11]/[.C11]*[.$B$24]^2)" office:value-type="float" office:value="0.564098882099949" calcext:value-type="float">
            <text:p>0.5640988821</text:p>
          </table:table-cell>
        </table:table-row>
        <table:table-row table:style-name="ro1">
          <table:table-cell office:value-type="float" office:value="75.268" calcext:value-type="float">
            <text:p>75.268</text:p>
          </table:table-cell>
          <table:table-cell office:value-type="float" office:value="0.0005" calcext:value-type="float">
            <text:p>0.0005</text:p>
          </table:table-cell>
          <table:table-cell table:formula="of:=SIN(RADIANS([.A12]/2))^2" office:value-type="float" office:value="0.372850935397657" calcext:value-type="float">
            <text:p>0.3728509354</text:p>
          </table:table-cell>
          <table:table-cell table:formula="of:=[.C12]/[.$B$23]" office:value-type="float" office:value="20.0097299289166" calcext:value-type="float">
            <text:p>20.0097299289</text:p>
          </table:table-cell>
          <table:table-cell table:formula="of:=ROUND([.D12])" office:value-type="float" office:value="20" calcext:value-type="float">
            <text:p>20</text:p>
          </table:table-cell>
          <table:table-cell table:formula="of:=SQRT(0.25*[.E12]/[.C12]*[.$B$24]^2)" office:value-type="float" office:value="0.564151829777919" calcext:value-type="float">
            <text:p>0.5641518298</text:p>
          </table:table-cell>
        </table:table-row>
        <table:table-row table:style-name="ro1">
          <table:table-cell office:value-type="float" office:value="75.2684" calcext:value-type="float">
            <text:p>75.2684</text:p>
          </table:table-cell>
          <table:table-cell office:value-type="float" office:value="0.0006" calcext:value-type="float">
            <text:p>0.0006</text:p>
          </table:table-cell>
          <table:table-cell table:formula="of:=SIN(RADIANS([.A13]/2))^2" office:value-type="float" office:value="0.372854311306922" calcext:value-type="float">
            <text:p>0.3728543113</text:p>
          </table:table-cell>
          <table:table-cell table:formula="of:=[.C13]/[.$B$23]" office:value-type="float" office:value="20.0099111032848" calcext:value-type="float">
            <text:p>20.0099111033</text:p>
          </table:table-cell>
          <table:table-cell table:formula="of:=ROUND([.D13])" office:value-type="float" office:value="20" calcext:value-type="float">
            <text:p>20</text:p>
          </table:table-cell>
          <table:table-cell table:formula="of:=SQRT(0.25*[.E13]/[.C13]*[.$B$24]^2)" office:value-type="float" office:value="0.564149275791493" calcext:value-type="float">
            <text:p>0.5641492758</text:p>
          </table:table-cell>
        </table:table-row>
        <table:table-row table:style-name="ro1">
          <table:table-cell office:value-type="float" office:value="83.9582" calcext:value-type="float">
            <text:p>83.9582</text:p>
          </table:table-cell>
          <table:table-cell office:value-type="float" office:value="0.0008" calcext:value-type="float">
            <text:p>0.0008</text:p>
          </table:table-cell>
          <table:table-cell table:formula="of:=SIN(RADIANS([.A14]/2))^2" office:value-type="float" office:value="0.447373006762355" calcext:value-type="float">
            <text:p>0.4473730068</text:p>
          </table:table-cell>
          <table:table-cell table:formula="of:=[.C14]/[.$B$23]" office:value-type="float" office:value="24.0090936965324" calcext:value-type="float">
            <text:p>24.0090936965</text:p>
          </table:table-cell>
          <table:table-cell table:formula="of:=ROUND([.D14])" office:value-type="float" office:value="24" calcext:value-type="float">
            <text:p>24</text:p>
          </table:table-cell>
          <table:table-cell table:formula="of:=SQRT(0.25*[.E14]/[.C14]*[.$B$24]^2)" office:value-type="float" office:value="0.564182166698489" calcext:value-type="float">
            <text:p>0.5641821667</text:p>
          </table:table-cell>
        </table:table-row>
        <table:table-row table:style-name="ro1">
          <table:table-cell office:value-type="float" office:value="101.1383" calcext:value-type="float">
            <text:p>101.1383</text:p>
          </table:table-cell>
          <table:table-cell office:value-type="float" office:value="0.0036" calcext:value-type="float">
            <text:p>0.0036</text:p>
          </table:table-cell>
          <table:table-cell table:formula="of:=SIN(RADIANS([.A15]/2))^2" office:value-type="float" office:value="0.596588939720409" calcext:value-type="float">
            <text:p>0.5965889397</text:p>
          </table:table-cell>
          <table:table-cell table:formula="of:=[.C15]/[.$B$23]" office:value-type="float" office:value="32.0170406697579" calcext:value-type="float">
            <text:p>32.0170406698</text:p>
          </table:table-cell>
          <table:table-cell table:formula="of:=ROUND([.D15])" office:value-type="float" office:value="32" calcext:value-type="float">
            <text:p>32</text:p>
          </table:table-cell>
          <table:table-cell table:formula="of:=SQRT(0.25*[.E15]/[.C15]*[.$B$24]^2)" office:value-type="float" office:value="0.564138854139955" calcext:value-type="float">
            <text:p>0.5641388541</text:p>
          </table:table-cell>
        </table:table-row>
        <table:table-row table:style-name="ro1">
          <table:table-cell office:value-type="float" office:value="110.0194" calcext:value-type="float">
            <text:p>110.0194</text:p>
          </table:table-cell>
          <table:table-cell office:value-type="float" office:value="0.0017" calcext:value-type="float">
            <text:p>0.0017</text:p>
          </table:table-cell>
          <table:table-cell table:formula="of:=SIN(RADIANS([.A16]/2))^2" office:value-type="float" office:value="0.671169148939838" calcext:value-type="float">
            <text:p>0.6711691489</text:p>
          </table:table-cell>
          <table:table-cell table:formula="of:=[.C16]/[.$B$23]" office:value-type="float" office:value="36.0195245120775" calcext:value-type="float">
            <text:p>36.0195245121</text:p>
          </table:table-cell>
          <table:table-cell table:formula="of:=ROUND([.D16])" office:value-type="float" office:value="36" calcext:value-type="float">
            <text:p>36</text:p>
          </table:table-cell>
          <table:table-cell table:formula="of:=SQRT(0.25*[.E16]/[.C16]*[.$B$24]^2)" office:value-type="float" office:value="0.564136083844346" calcext:value-type="float">
            <text:p>0.5641360838</text:p>
          </table:table-cell>
        </table:table-row>
        <table:table-row table:style-name="ro1">
          <table:table-cell office:value-type="float" office:value="110.0204" calcext:value-type="float">
            <text:p>110.0204</text:p>
          </table:table-cell>
          <table:table-cell office:value-type="float" office:value="0.0015" calcext:value-type="float">
            <text:p>0.0015</text:p>
          </table:table-cell>
          <table:table-cell table:formula="of:=SIN(RADIANS([.A17]/2))^2" office:value-type="float" office:value="0.671177348267794" calcext:value-type="float">
            <text:p>0.6711773483</text:p>
          </table:table-cell>
          <table:table-cell table:formula="of:=[.C17]/[.$B$23]" office:value-type="float" office:value="36.0199645440646" calcext:value-type="float">
            <text:p>36.0199645441</text:p>
          </table:table-cell>
          <table:table-cell table:formula="of:=ROUND([.D17])" office:value-type="float" office:value="36" calcext:value-type="float">
            <text:p>36</text:p>
          </table:table-cell>
          <table:table-cell table:formula="of:=SQRT(0.25*[.E17]/[.C17]*[.$B$24]^2)" office:value-type="float" office:value="0.564132637995867" calcext:value-type="float">
            <text:p>0.564132638</text:p>
          </table:table-cell>
        </table:table-row>
        <table:table-row table:style-name="ro1">
          <table:table-cell office:value-type="float" office:value="119.4398" calcext:value-type="float">
            <text:p>119.4398</text:p>
          </table:table-cell>
          <table:table-cell office:value-type="float" office:value="0.0018" calcext:value-type="float">
            <text:p>0.0018</text:p>
          </table:table-cell>
          <table:table-cell table:formula="of:=SIN(RADIANS([.A18]/2))^2" office:value-type="float" office:value="0.745754407999669" calcext:value-type="float">
            <text:p>0.745754408</text:p>
          </table:table-cell>
          <table:table-cell table:formula="of:=[.C18]/[.$B$23]" office:value-type="float" office:value="40.0222793633527" calcext:value-type="float">
            <text:p>40.0222793634</text:p>
          </table:table-cell>
          <table:table-cell table:formula="of:=ROUND([.D18])" office:value-type="float" office:value="40" calcext:value-type="float">
            <text:p>40</text:p>
          </table:table-cell>
          <table:table-cell table:formula="of:=SQRT(0.25*[.E18]/[.C18]*[.$B$24]^2)" office:value-type="float" office:value="0.564131957631222" calcext:value-type="float">
            <text:p>0.5641319576</text:p>
          </table:table-cell>
        </table:table-row>
        <table:table-row table:style-name="ro1">
          <table:table-cell office:value-type="float" office:value="119.4406" calcext:value-type="float">
            <text:p>119.4406</text:p>
          </table:table-cell>
          <table:table-cell office:value-type="float" office:value="0.0016" calcext:value-type="float">
            <text:p>0.0016</text:p>
          </table:table-cell>
          <table:table-cell table:formula="of:=SIN(RADIANS([.A19]/2))^2" office:value-type="float" office:value="0.745760487813401" calcext:value-type="float">
            <text:p>0.7457604878</text:p>
          </table:table-cell>
          <table:table-cell table:formula="of:=[.C19]/[.$B$23]" office:value-type="float" office:value="40.022605647718" calcext:value-type="float">
            <text:p>40.0226056477</text:p>
          </table:table-cell>
          <table:table-cell table:formula="of:=ROUND([.D19])" office:value-type="float" office:value="40" calcext:value-type="float">
            <text:p>40</text:p>
          </table:table-cell>
          <table:table-cell table:formula="of:=SQRT(0.25*[.E19]/[.C19]*[.$B$24]^2)" office:value-type="float" office:value="0.564129658083131" calcext:value-type="float">
            <text:p>0.5641296581</text:p>
          </table:table-cell>
        </table:table-row>
        <table:table-row table:style-name="ro1">
          <table:table-cell office:value-type="float" office:value="129.8396" calcext:value-type="float">
            <text:p>129.8396</text:p>
          </table:table-cell>
          <table:table-cell office:value-type="float" office:value="0.0019" calcext:value-type="float">
            <text:p>0.0019</text:p>
          </table:table-cell>
          <table:table-cell table:formula="of:=SIN(RADIANS([.A20]/2))^2" office:value-type="float" office:value="0.820320273004121" calcext:value-type="float">
            <text:p>0.820320273</text:p>
          </table:table-cell>
          <table:table-cell table:formula="of:=[.C20]/[.$B$23]" office:value-type="float" office:value="44.0239933970425" calcext:value-type="float">
            <text:p>44.023993397</text:p>
          </table:table-cell>
          <table:table-cell table:formula="of:=ROUND([.D20])" office:value-type="float" office:value="44" calcext:value-type="float">
            <text:p>44</text:p>
          </table:table-cell>
          <table:table-cell table:formula="of:=SQRT(0.25*[.E20]/[.C20]*[.$B$24]^2)" office:value-type="float" office:value="0.564135250245511" calcext:value-type="float">
            <text:p>0.56413525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uess h2k2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 to zmieniac dopoki h2k2l2 wszystkie beda calkow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/ guess</text:p>
          </table:table-cell>
          <table:table-cell table:formula="of:=[.C3]/[.B22]" office:value-type="float" office:value="0.0186334816472881" calcext:value-type="float">
            <text:p>0.0186334816</text:p>
          </table:table-cell>
          <table:table-cell office:value-type="string" calcext:value-type="string">
            <text:p>&lt; to zmieniac dla innego pierwszego maksimum w kolumnie 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154056" calcext:value-type="float">
            <text:p>0.154056</text:p>
          </table:table-cell>
          <table:table-cell office:value-type="string" calcext:value-type="string">
            <text:p>nm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21:11:27.220412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00:43.071522150</meta:creation-date>
    <dc:date>2016-10-24T21:58:45.991594310</dc:date>
    <meta:editing-duration>PT36M12S</meta:editing-duration>
    <meta:editing-cycles>5</meta:editing-cycles>
    <meta:generator>LibreOffice/5.1.5.2$Linux_X86_64 LibreOffice_project/10m0$Build-2</meta:generator>
    <meta:document-statistic meta:table-count="1" meta:cell-count="129" meta:object-count="0"/>
  </office:meta>
</office:document-meta>
</file>